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edentialWrapper.getAccreditabl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dentialWrapper.getAccreditab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dentialWrapper.getRo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dentialWrapper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dentialWrapper.getRol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dentialWrapper.CredentialWrapper( Accreditable accreditable , Role role , String metho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redentialWrapper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